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3.486cm" fo:min-width="4.388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04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912cm" svg:height="5.282cm" svg:x="1.204cm" svg:y="1.1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3.537cm" svg:height="1.657cm" svg:x="2.32cm" svg:y="3.012cm">
          <draw:text-box>
            <text:p text:style-name="P2">content</text:p>
            <text:p text:style-name="P2">knowledge</text:p>
          </draw:text-box>
        </draw:frame>
        <draw:custom-shape draw:style-name="gr1" draw:text-style-name="P1" draw:layer="layout" svg:width="6.912cm" svg:height="5.282cm" svg:x="10.905cm" svg:y="1.1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6.912cm" svg:height="5.282cm" svg:x="6.306cm" svg:y="1.1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3.927cm" svg:height="2.36cm" svg:x="13.521cm" svg:y="2.66cm">
          <draw:text-box>
            <text:p text:style-name="P2">general</text:p>
            <text:p text:style-name="P2">pedagogical</text:p>
            <text:p text:style-name="P2">knowledge</text:p>
          </draw:text-box>
        </draw:frame>
        <draw:frame draw:style-name="gr3" draw:text-style-name="P3" draw:layer="layout" svg:width="1.806cm" svg:height="0.954cm" svg:x="8.576cm" svg:y="3.363cm">
          <draw:text-box>
            <text:p text:style-name="P2">PCK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9.05cm" fo:page-height="7.6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04T08:47:32.144744000</meta:creation-date>
    <dc:date>2016-05-04T08:52:49.312000000</dc:date>
    <meta:editing-duration>PT5M17S</meta:editing-duration>
    <meta:editing-cycles>3</meta:editing-cycles>
    <meta:generator>LibreOffice/4.4.2.2$MacOSX_X86_64 LibreOffice_project/c4c7d32d0d49397cad38d62472b0bc8acff48dd6</meta:generator>
    <meta:document-statistic meta:object-count="6"/>
  </office:meta>
</office:document-meta>
</file>